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language="pt" fo:country="BR"/>
    </style:style>
    <style:style style:name="P5"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6" style:family="paragraph" style:parent-style-name="Standard">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8" style:family="paragraph" style:parent-style-name="Header">
      <style:paragraph-properties fo:margin-left="-0.085cm" fo:margin-right="0.004cm" fo:text-indent="0cm" style:auto-text-indent="false" style:snap-to-layout-grid="false"/>
      <style:text-properties fo:font-size="8pt" style:font-size-asian="8pt"/>
    </style:style>
    <style:style style:name="P9" style:family="paragraph" style:parent-style-name="Header">
      <style:paragraph-properties fo:margin-left="-0.085cm" fo:margin-right="0.004cm" fo:text-indent="0cm" style:auto-text-indent="false" style:snap-to-layout-grid="false"/>
    </style:style>
    <style:style style:name="P10"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1"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2" style:family="paragraph" style:parent-style-name="Standard">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end" style:justify-single-word="false"/>
      <style:text-properties fo:language="pt" fo:country="BR"/>
    </style:style>
    <style:style style:name="P1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7" style:family="paragraph" style:parent-style-name="Standard">
      <style:paragraph-properties fo:text-align="end" style:justify-single-word="false"/>
      <style:text-properties style:font-name="Arial3" fo:language="pt" fo:country="BR" fo:font-weight="bold" style:font-weight-asian="bold"/>
    </style:style>
    <style:style style:name="P18"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1"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2"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3" style:family="paragraph" style:parent-style-name="Table_20_Contents">
      <style:paragraph-properties fo:margin-left="-0.009cm" fo:margin-right="-0.009cm" fo:text-align="center" style:justify-single-word="false" fo:text-indent="0cm" style:auto-text-indent="false"/>
    </style:style>
    <style:style style:name="P2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5"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6" style:family="paragraph" style:parent-style-name="Standard" style:master-page-name="">
      <style:paragraph-properties fo:margin-left="0cm" fo:margin-right="0cm" fo:margin-top="0cm" fo:margin-bottom="0.22cm" fo:line-height="0.4cm" fo:text-align="justify" style:justify-single-word="false" fo:orphans="2" fo:widows="2" fo:text-indent="0cm" style:auto-text-indent="false" style:writing-mode="lr-tb">
        <style:tab-stops/>
      </style:paragraph-properties>
    </style:style>
    <style:style style:name="P2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8"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0"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1"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2"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3"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4"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5"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6"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7"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8"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9"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1"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2"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3"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4"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5"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6"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7"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8"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9"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0"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1"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2"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3"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4"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5"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6" style:family="paragraph" style:parent-style-name="Standard" style:list-style-name="L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7"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8"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9"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0"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1"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2"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3"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4"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5" style:family="paragraph" style:parent-style-name="Standard" style:list-style-name="L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6"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7"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8"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9"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0"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1"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2"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3"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4"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5"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6"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7"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8"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9"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0"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1"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2"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3"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4" style:family="paragraph" style:parent-style-name="Standard" style:list-style-name="L1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5"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6"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7"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8"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99"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0"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1"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2" style:family="paragraph" style:parent-style-name="Standard" style:list-style-name="L1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3"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4"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5"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6"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7"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8" style:family="paragraph" style:parent-style-name="Standard" style:list-style-name="L1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09"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0"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1"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2"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3"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4"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5"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6"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7" style:family="paragraph" style:parent-style-name="Standard" style:list-style-name="L1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8"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19"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0"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1"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2"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3"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4" style:family="paragraph" style:parent-style-name="Standard" style:list-style-name="L1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5"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6"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7"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8"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29"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0"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1"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2" style:family="paragraph" style:parent-style-name="Standard" style:list-style-name="L1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3"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4"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5"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6" style:family="paragraph" style:parent-style-name="Standard" style:list-style-name="L1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7"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8"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39"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0"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1"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2"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3"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4"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5" style:family="paragraph" style:parent-style-name="Standard" style:list-style-name="L1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6"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7"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8"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49"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0"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1"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2"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3"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4"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5" style:family="paragraph" style:parent-style-name="Standard" style:list-style-name="L1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6" style:family="paragraph" style:parent-style-name="Standard" style:list-style-name="L2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7" style:family="paragraph" style:parent-style-name="Standard" style:list-style-name="L2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8" style:family="paragraph" style:parent-style-name="Standard" style:list-style-name="L2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59" style:family="paragraph" style:parent-style-name="Standard" style:list-style-name="L2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0"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1"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2"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3"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4"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5"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6"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7"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8" style:family="paragraph" style:parent-style-name="Standard" style:list-style-name="L2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69"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0"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1"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2"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3"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4"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5"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6" style:family="paragraph" style:parent-style-name="Standard" style:list-style-name="L2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7" style:family="paragraph" style:parent-style-name="Standard" style:list-style-name="L2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8" style:family="paragraph" style:parent-style-name="Standard" style:list-style-name="L2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79" style:family="paragraph" style:parent-style-name="Standard" style:list-style-name="L2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0"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1"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2"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3"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4"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5"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6"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7"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8"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89"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0"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1"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2"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3"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4"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5"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6"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7" style:family="paragraph" style:parent-style-name="Standard" style:list-style-name="L3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8" style:family="paragraph" style:parent-style-name="Standard" style:list-style-name="L3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199" style:family="paragraph" style:parent-style-name="Standard" style:list-style-name="L3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00" style:family="paragraph" style:parent-style-name="Standard" style:list-style-name="L3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01" style:family="paragraph" style:parent-style-name="Standard">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2"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3"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4"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5"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6"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0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2"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3"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6" style:family="paragraph" style:parent-style-name="Standard" style:list-style-name="L1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7" style:family="paragraph" style:parent-style-name="Standard" style:list-style-name="L2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8"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19"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0"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1"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2"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3"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4"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5" style:family="paragraph" style:parent-style-name="Standard" style:list-style-name="L2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6"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7"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8" style:family="paragraph" style:parent-style-name="Standard" style:list-style-name="L28">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29"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0" style:family="paragraph" style:parent-style-name="Standard" style:list-style-name="L29">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1"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2"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3"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4"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5"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6"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7" style:family="paragraph" style:parent-style-name="Standard" style:list-style-name="L30">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8"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39" style:family="paragraph" style:parent-style-name="Standard" style:list-style-name="L3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0" style:family="paragraph" style:parent-style-name="Standard" style:list-style-name="L3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1" style:family="paragraph" style:parent-style-name="Standard" style:list-style-name="L3"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2" style:family="paragraph" style:parent-style-name="Standard" style:list-style-name="L4"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3" style:family="paragraph" style:parent-style-name="Standard" style:list-style-name="L5"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4" style:family="paragraph" style:parent-style-name="Standard" style:list-style-name="L5"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45" style:family="paragraph" style:parent-style-name="Standard">
      <style:paragraph-properties fo:margin-left="0cm" fo:margin-right="0cm" fo:text-indent="0cm" style:auto-text-indent="false"/>
    </style:style>
    <style:style style:name="P246" style:family="paragraph" style:parent-style-name="Standard" style:list-style-name="L25">
      <style:paragraph-properties fo:margin-left="0cm" fo:margin-right="0cm" fo:text-indent="0cm" style:auto-text-indent="false"/>
    </style:style>
    <style:style style:name="P247" style:family="paragraph" style:parent-style-name="Standard" style:list-style-name="L25">
      <style:paragraph-properties fo:margin-left="0cm" fo:margin-right="0cm" fo:text-indent="0cm" style:auto-text-indent="false"/>
    </style:style>
    <style:style style:name="P248" style:family="paragraph" style:parent-style-name="Standard" style:list-style-name="L25">
      <style:paragraph-properties fo:margin-left="0cm" fo:margin-right="0cm" fo:text-indent="0cm" style:auto-text-indent="false"/>
    </style:style>
    <style:style style:name="P249" style:family="paragraph" style:parent-style-name="Standard" style:list-style-name="L25">
      <style:paragraph-properties fo:margin-left="0cm" fo:margin-right="0cm" fo:text-indent="0cm" style:auto-text-indent="false"/>
    </style:style>
    <style:style style:name="P250" style:family="paragraph" style:parent-style-name="Standard" style:list-style-name="L25">
      <style:paragraph-properties fo:margin-left="0cm" fo:margin-right="0cm" fo:text-indent="0cm" style:auto-text-indent="false"/>
    </style:style>
    <style:style style:name="P251" style:family="paragraph" style:parent-style-name="Heading_20_1" style:list-style-name="L1"/>
    <style:style style:name="P252"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253" style:family="paragraph" style:parent-style-name="Heading_20_1" style:list-style-name="L1">
      <style:paragraph-properties fo:margin-left="0cm" fo:margin-right="0cm" fo:margin-top="0.4cm" fo:margin-bottom="0.199cm" fo:line-height="100%" fo:text-align="justify" style:justify-single-word="false" fo:orphans="2" fo:widows="2" fo:text-indent="0cm" style:auto-text-indent="false"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54" style:family="paragraph" style:parent-style-name="Heading_20_1" style:list-style-name="L1">
      <style:paragraph-properties fo:margin-left="0cm" fo:margin-right="0cm" fo:margin-top="0.4cm" fo:margin-bottom="0.199cm" fo:line-height="100%" fo:text-align="justify" style:justify-single-word="false" fo:orphans="2" fo:widows="2" fo:text-indent="0cm" style:auto-text-indent="false" style:shadow="none" fo:keep-with-next="always" style:writing-mode="lr-tb">
        <style:tab-stops/>
      </style:paragraph-properties>
    </style:style>
    <style:style style:name="P255" style:family="paragraph" style:parent-style-name="Heading_20_2" style:list-style-name="L1"/>
    <style:style style:name="P256" style:family="paragraph" style:parent-style-name="Heading_20_2" style:list-style-name="L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style>
    <style:style style:name="P257" style:family="paragraph" style:parent-style-name="Heading_20_2" style:list-style-name="L1">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58" style:family="paragraph" style:parent-style-name="Heading_20_3" style:list-style-name="L1"/>
    <style:style style:name="P259" style:family="paragraph" style:parent-style-name="Heading_20_3" style:list-style-name="L1"/>
    <style:style style:name="P260" style:family="paragraph" style:parent-style-name="Heading_20_3" style:list-style-name="L1"/>
    <style:style style:name="P261" style:family="paragraph" style:parent-style-name="Heading_20_3" style:list-style-name="L1"/>
    <style:style style:name="P262"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3"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4"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5"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6"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7"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8"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69"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P270"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1"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2"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3"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4"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5"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6"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7"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8"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79"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0"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1"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2"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3"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4"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5"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6"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7" style:family="paragraph" style:parent-style-name="Heading_20_3" style:list-style-name="L1" style:master-page-name="">
      <style:paragraph-properties fo:margin-left="0cm" fo:margin-right="0cm" fo:margin-top="0.3cm" fo:margin-bottom="0.21cm" fo:line-height="0.4cm" fo:text-align="justify" style:justify-single-word="false" fo:orphans="2" fo:widows="2" fo:text-indent="0cm" style:auto-text-indent="false" fo:keep-with-next="always" style:writing-mode="lr-tb">
        <style:tab-stops/>
      </style:paragraph-properties>
    </style:style>
    <style:style style:name="P288"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289"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90"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1"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292"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93"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9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normal" style:font-size-asian="9pt" style:font-style-asian="normal" style:font-size-complex="9pt" style:font-style-complex="normal"/>
    </style:style>
    <style:style style:name="T6" style:family="text">
      <style:text-properties fo:font-size="9pt" fo:font-style="italic" style:font-size-asian="9pt" style:font-style-asian="italic" style:font-size-complex="9pt" style:font-style-complex="italic"/>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bold" style:font-weight-asian="bold" style:font-weight-complex="normal"/>
    </style:style>
    <style:style style:name="T10" style:family="text">
      <style:text-properties style:font-name="Arial3"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Arial" style:font-name-asian="Times New Roman" style:font-name-complex="Times New Roman"/>
    </style:style>
    <style:style style:name="T13" style:family="text">
      <style:text-properties fo:font-style="normal" style:font-style-asian="normal" style:font-style-complex="normal"/>
    </style:style>
    <style:style style:name="T14"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5" style:family="text">
      <style:text-properties style:use-window-font-color="true" style:font-name="Arial" fo:font-size="10pt" fo:language="en" fo:country="CA" fo:font-style="italic" fo:font-weight="bold" style:font-name-asian="Times New Roman" style:font-size-asian="12pt" style:font-style-asian="italic" style:font-weight-asian="bold" style:font-name-complex="Times New Roman" style:font-size-complex="10pt"/>
    </style:style>
    <style:style style:name="T16"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199cm" text:min-label-width="0.762cm"/>
      </text:list-level-style-number>
      <text:list-level-style-number text:level="3" style:num-format="1" text:display-levels="3">
        <style:list-level-properties text:space-before="0.4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547cm" text:min-label-width="0.635cm"/>
        <style:text-properties style:font-name="StarSymbol"/>
      </text:list-level-style-bullet>
      <text:list-level-style-bullet text:level="2" text:style-name="Bullet_20_Symbols" style:num-suffix="." text:bullet-char="○">
        <style:list-level-properties text:space-before="0.723cm" text:min-label-width="0.635cm"/>
        <style:text-properties style:font-name="StarSymbol"/>
      </text:list-level-style-bullet>
      <text:list-level-style-bullet text:level="3" text:style-name="Bullet_20_Symbols" style:num-suffix="." text:bullet-char="■">
        <style:list-level-properties text:space-before="1.993cm" text:min-label-width="0.635cm"/>
        <style:text-properties style:font-name="StarSymbol"/>
      </text:list-level-style-bullet>
      <text:list-level-style-bullet text:level="4" text:style-name="Bullet_20_Symbols" style:num-suffix="." text:bullet-char="●">
        <style:list-level-properties text:space-before="3.263cm" text:min-label-width="0.635cm"/>
        <style:text-properties style:font-name="StarSymbol"/>
      </text:list-level-style-bullet>
      <text:list-level-style-bullet text:level="5" text:style-name="Bullet_20_Symbols" style:num-suffix="." text:bullet-char="○">
        <style:list-level-properties text:space-before="4.533cm" text:min-label-width="0.635cm"/>
        <style:text-properties style:font-name="StarSymbol"/>
      </text:list-level-style-bullet>
      <text:list-level-style-bullet text:level="6" text:style-name="Bullet_20_Symbols" style:num-suffix="." text:bullet-char="■">
        <style:list-level-properties text:space-before="5.803cm" text:min-label-width="0.635cm"/>
        <style:text-properties style:font-name="StarSymbol"/>
      </text:list-level-style-bullet>
      <text:list-level-style-bullet text:level="7" text:style-name="Bullet_20_Symbols" style:num-suffix="." text:bullet-char="●">
        <style:list-level-properties text:space-before="7.073cm" text:min-label-width="0.635cm"/>
        <style:text-properties style:font-name="StarSymbol"/>
      </text:list-level-style-bullet>
      <text:list-level-style-bullet text:level="8" text:style-name="Bullet_20_Symbols" style:num-suffix="." text:bullet-char="○">
        <style:list-level-properties text:space-before="8.343cm" text:min-label-width="0.635cm"/>
        <style:text-properties style:font-name="StarSymbol"/>
      </text:list-level-style-bullet>
      <text:list-level-style-bullet text:level="9" text:style-name="Bullet_20_Symbols" style:num-suffix="." text:bullet-char="■">
        <style:list-level-properties text:space-before="9.613cm" text:min-label-width="0.635cm"/>
        <style:text-properties style:font-name="StarSymbol"/>
      </text:list-level-style-bullet>
      <text:list-level-style-bullet text:level="10" text:style-name="Bullet_20_Symbols" style:num-suffix="." text:bullet-char="●">
        <style:list-level-properties text:space-before="10.883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985cm" text:min-label-width="0.635cm"/>
        <style:text-properties style:font-name="StarSymbol"/>
      </text:list-level-style-bullet>
      <text:list-level-style-bullet text:level="7" text:style-name="Bullet_20_Symbols" style:num-suffix="." text:bullet-char="●">
        <style:list-level-properties text:space-before="8.255cm" text:min-label-width="0.635cm"/>
        <style:text-properties style:font-name="StarSymbol"/>
      </text:list-level-style-bullet>
      <text:list-level-style-bullet text:level="8" text:style-name="Bullet_20_Symbols" style:num-suffix="." text:bullet-char="○">
        <style:list-level-properties text:space-before="9.525cm" text:min-label-width="0.635cm"/>
        <style:text-properties style:font-name="StarSymbol"/>
      </text:list-level-style-bullet>
      <text:list-level-style-bullet text:level="9" text:style-name="Bullet_20_Symbols" style:num-suffix="." text:bullet-char="■">
        <style:list-level-properties text:space-before="10.795cm" text:min-label-width="0.635cm"/>
        <style:text-properties style:font-name="StarSymbol"/>
      </text:list-level-style-bullet>
      <text:list-level-style-bullet text:level="10" text:style-name="Bullet_20_Symbols" style:num-suffix="." text:bullet-char="●">
        <style:list-level-properties text:space-before="12.065cm" text:min-label-width="0.635cm"/>
        <style:text-properties style:font-name="StarSymbol"/>
      </text:list-level-style-bullet>
    </text:list-style>
    <text:list-style style:name="L2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0"/>
            </table:table-cell>
            <table:table-cell table:style-name="Table4.A1" office:value-type="string">
              <text:p text:style-name="P11"/>
            </table:table-cell>
          </table:table-row>
        </table:table-header-rows>
      </table:table>
      <text:p text:style-name="P12"/>
      <text:p text:style-name="P13"/>
      <text:p text:style-name="P15">Testes de Aceitação</text:p>
      <text:p text:style-name="P15"/>
      <text:p text:style-name="P16"/>
      <text:p text:style-name="P16"/>
      <text:p text:style-name="P17">Identificador do projeto:<text:line-break/><text:span text:style-name="T7">Escola</text:span></text:p>
      <text:p text:style-name="P17">Identificador do documento:<text:line-break/><text:span text:style-name="T7">casos-testes-aceitacao</text:span></text:p>
      <text:p text:style-name="P17">Data de publicação:<text:line-break/><text:span text:style-name="T7">26/06/2007</text:span></text:p>
      <text:p text:style-name="P14"><text:span text:style-name="T8">Gerente de projeto:<text:line-break/></text:span><text:span text:style-name="T10">Fábio Nogueira de Lucena</text:span></text:p>
      <text:p text:style-name="P14"><text:span text:style-name="T9">Revisão:<text:line-break/></text:span><text:span text:style-name="T10">1.0</text:span></text:p>
      <text:p text:style-name="P25">Conteúd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89">1. <text:s/>Objetivos<text:tab/>1</text:p>
          <text:p text:style-name="P289">2. <text:s/>Testes de Aceitação<text:tab/>1</text:p>
          <text:p text:style-name="P290">2.1 Pacote Aluno<text:tab/>1</text:p>
          <text:p text:style-name="P291">2.1.1 Acesso a Notas e Frequências<text:tab/>1</text:p>
          <text:p text:style-name="P291">2.1.2 Atualizar desempenho de Docente<text:tab/>1</text:p>
          <text:p text:style-name="P291">2.1.3 Cadastrar interesse em receber informações sobre alteração de nota e/ou freqüência<text:tab/>1</text:p>
          <text:p text:style-name="P291">2.1.4 Registrar interesse em participar de uma ou mais turmas previstas<text:tab/>1</text:p>
          <text:p text:style-name="P290">2.2 Pacote Docente<text:tab/>1</text:p>
          <text:p text:style-name="P291">2.2.1 Selecionar o curso (tela inicial do Docente)<text:tab/>1</text:p>
          <text:p text:style-name="P291">2.2.2 Cadastrar notas e freqüências <text:tab/>2</text:p>
          <text:p text:style-name="P291">2.2.3 Definir expressão de NF c/ média simples<text:tab/>2</text:p>
          <text:p text:style-name="P291">2.2.4 Definir expressão de NF c/ expressão<text:tab/>2</text:p>
          <text:p text:style-name="P291">2.2.5 Editar expressão de NF<text:tab/>2</text:p>
          <text:p text:style-name="P291">2.2.6 Excluir expressão de NF<text:tab/>2</text:p>
          <text:p text:style-name="P291">2.2.7 Consultar Desempenho<text:tab/>3</text:p>
          <text:p text:style-name="P290">2.3 Pacote Secretário<text:tab/>3</text:p>
          <text:p text:style-name="P291">2.3.1 Cadastrar modelo de avaliação<text:tab/>3</text:p>
          <text:p text:style-name="P291">2.3.2 Editar questão do modelo de avaliação<text:tab/>3</text:p>
          <text:p text:style-name="P291">2.3.3 Excluir questão do modelo de avaliação<text:tab/>3</text:p>
          <text:p text:style-name="P291">2.3.4 Cadastrar Usuário<text:tab/>3</text:p>
          <text:p text:style-name="P291">2.3.5 Cadastrar Curso<text:tab/>4</text:p>
          <text:p text:style-name="P291">2.3.6 Editar Curso<text:tab/>4</text:p>
          <text:p text:style-name="P291">2.3.7 Excluir Curso<text:tab/>4</text:p>
          <text:p text:style-name="P291">2.3.8 Cadastrar Disciplina<text:tab/>4</text:p>
          <text:p text:style-name="P291">2.3.9 Editar Disciplina<text:tab/>4</text:p>
          <text:p text:style-name="P291">2.3.10 <text:s/>Excluir Disciplina<text:tab/>4</text:p>
          <text:p text:style-name="P291">2.3.11 <text:s/>Cadastrar Turma<text:tab/>5</text:p>
          <text:p text:style-name="P291">2.3.12 <text:s/>Efetivar Pré-Matrícula<text:tab/>5</text:p>
          <text:p text:style-name="P291">2.3.13 <text:s/>Matricular em Curso<text:tab/>5</text:p>
          <text:p text:style-name="P291">2.3.14 <text:s/>Cadastrar Pessoa Fisica (PF)<text:tab/>5</text:p>
          <text:p text:style-name="P291">2.3.15 <text:s/>Editar Pessoa Fisica (PF)<text:tab/>5</text:p>
          <text:p text:style-name="P291">2.3.16 <text:s/>Remover Pessoa Fisica (PF)<text:tab/>5</text:p>
          <text:p text:style-name="P291">2.3.17 <text:s/>Cadastrar Pessoa Jurídica (PJ)<text:tab/>6</text:p>
          <text:p text:style-name="P291">2.3.18 <text:s/>Editar Pessoa Jurídica (PJ)<text:tab/>6</text:p>
          <text:p text:style-name="P291">2.3.19 <text:s/>Remover Pessoa Jurídica (PJ)<text:tab/>6</text:p>
          <text:p text:style-name="P289">3. <text:s/>Teste de Aceitação com Carga no Banco de Dados<text:tab/>6</text:p>
          <text:p text:style-name="P289">4. <text:s/>Referências<text:tab/>6</text:p>
        </text:index-body>
      </text:table-of-content>
      <text:p text:style-name="P288">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8">Revisão</text:p>
          </table:table-cell>
          <table:table-cell table:style-name="Tabela4.A1" office:value-type="string">
            <text:p text:style-name="P18">Data</text:p>
          </table:table-cell>
          <table:table-cell table:style-name="Tabela4.A1" office:value-type="string">
            <text:p text:style-name="P21">Autor(es)</text:p>
          </table:table-cell>
          <table:table-cell table:style-name="Tabela4.D1" office:value-type="string">
            <text:p text:style-name="P18">Breve descrição</text:p>
          </table:table-cell>
        </table:table-row>
        <table:table-row table:style-name="Tabela4.1">
          <table:table-cell table:style-name="Tabela4.A2" office:value-type="string">
            <text:p text:style-name="P19">0.1</text:p>
          </table:table-cell>
          <table:table-cell table:style-name="Tabela4.A2" office:value-type="string">
            <text:p text:style-name="P20">26/06/2007</text:p>
          </table:table-cell>
          <table:table-cell table:style-name="Tabela4.A2" office:value-type="string">
            <text:p text:style-name="P22">Tiago Andrade Serpa</text:p>
          </table:table-cell>
          <table:table-cell table:style-name="Tabela4.D2" office:value-type="string">
            <text:p text:style-name="P20">Versão inicial da consolidação dos testes de aceitação.</text:p>
          </table:table-cell>
        </table:table-row>
        <table:table-row table:style-name="Tabela4.1">
          <table:table-cell table:style-name="Tabela4.A2" office:value-type="string">
            <text:p text:style-name="P19">1.0</text:p>
          </table:table-cell>
          <table:table-cell table:style-name="Tabela4.A2" office:value-type="string">
            <text:p text:style-name="P20">27/06/2007</text:p>
          </table:table-cell>
          <table:table-cell table:style-name="Tabela4.A2" office:value-type="string">
            <text:p text:style-name="P22">Tiago Andrade Serpa</text:p>
          </table:table-cell>
          <table:table-cell table:style-name="Tabela4.D2" office:value-type="string">
            <text:p text:style-name="P20">Inclusão dos testes de PF/PJ e Teste de Aceitação com Carga no Banco de Dados</text:p>
          </table:table-cell>
        </table:table-row>
      </table:table>
      <text:p text:style-name="P12"/>
      <text:list text:style-name="L1">
        <text:list-item>
          <text:p text:style-name="P252">Objetivos</text:p>
        </text:list-item>
      </text:list>
      <text:p text:style-name="P26"><text:span text:style-name="T6"><text:tab/>Estes testes de aceitação visam garantir que todas as funcionalidades usadas pelos usuários do sistema Escola sejam implementadas corretamente</text:span><text:span text:style-name="T5">.</text:span><text:span text:style-name="T6"> <text:s/>Tal aceitação será dada pelo cliente com base neste documento.</text:span></text:p>
      <text:list text:style-name="L1" text:continue-numbering="true">
        <text:list-item>
          <text:p text:style-name="P253">Testes de Aceitação</text:p>
          <text:list>
            <text:list-item>
              <text:h text:style-name="P255" text:outline-level="2">Pacote Aluno</text:h>
              <text:list>
                <text:list-item>
                  <text:h text:style-name="P258" text:outline-level="3">Acesso a Notas e Frequências</text:h>
                </text:list-item>
              </text:list>
            </text:list-item>
          </text:list>
        </text:list-item>
      </text:list>
      <text:list text:style-name="L2">
        <text:list-item>
          <text:p text:style-name="P27">Selecionar no menu a opção “Histórico Acadêmico”;</text:p>
        </text:list-item>
        <text:list-item>
          <text:p text:style-name="P27">Deverá ser exibida uma combo com as turmas do aluno, será exibido o Histórico Acadêmico da turma padrão (primeira turma registrada - T1);</text:p>
        </text:list-item>
        <text:list-item>
          <text:p text:style-name="P27">Selecione a partir da combo a turma T3;</text:p>
        </text:list-item>
        <text:list-item>
          <text:p text:style-name="P27">Verifique se as notas e a freqüência correspondem a turma selecionada.</text:p>
        </text:list-item>
      </text:list>
      <text:list text:style-name="L1" text:continue-numbering="true">
        <text:list-item>
          <text:list text:continue-numbering="true">
            <text:list-item>
              <text:list text:continue-numbering="true">
                <text:list-item>
                  <text:h text:style-name="P258" text:outline-level="3">Atualizar desempenho de Docente</text:h>
                </text:list-item>
              </text:list>
            </text:list-item>
          </text:list>
        </text:list-item>
      </text:list>
      <text:list text:style-name="L3">
        <text:list-item>
          <text:p text:style-name="P241">Selecionar no menu a opção “Avaliação de Docentes”;</text:p>
        </text:list-item>
        <text:list-item>
          <text:p text:style-name="P202">Verifique se foi exibido uma lista contendo todos os docentes para o aluno;</text:p>
        </text:list-item>
        <text:list-item>
          <text:p text:style-name="P202">A partir da lista de docentes clique no “link” contendo o nome do Professor;</text:p>
        </text:list-item>
        <text:list-item>
          <text:p text:style-name="P202">Verifique na descrição do professor se o mesmo corresponde ao que foi selecionado no item anterior;</text:p>
        </text:list-item>
        <text:list-item>
          <text:p text:style-name="P202">Para cada questão do questionário selecione em sua respectiva combo uma alternativa;</text:p>
        </text:list-item>
        <text:list-item>
          <text:p text:style-name="P202">Após preenchido todos os itens pressione o botão “Atualizar Avaliação”.</text:p>
        </text:list-item>
      </text:list>
      <text:list text:style-name="L1" text:continue-numbering="true">
        <text:list-item>
          <text:list text:continue-numbering="true">
            <text:list-item>
              <text:list text:continue-numbering="true">
                <text:list-item>
                  <text:h text:style-name="P258" text:outline-level="3">Cadastrar interesse em receber informações sobre alteração de nota e/ou freqüência</text:h>
                </text:list-item>
              </text:list>
            </text:list-item>
          </text:list>
        </text:list-item>
      </text:list>
      <text:list text:style-name="L4">
        <text:list-item>
          <text:p text:style-name="P242">Selecionar no menu lateral a opção “Receber informações”;</text:p>
        </text:list-item>
        <text:list-item>
          <text:p text:style-name="P207">Será preenchido um componente “radiobuton” correspondente a última alternativa selecionada;</text:p>
        </text:list-item>
        <text:list-item>
          <text:p text:style-name="P207">Alterar a opção para sim para receber informações sobre notas e frequências;</text:p>
        </text:list-item>
        <text:list-item>
          <text:p text:style-name="P207">Pressione “OK” para efetuar as alterações;</text:p>
        </text:list-item>
        <text:list-item>
          <text:p text:style-name="P207">Entrar no sistema com um usuário com o perfil de Docente e alterar algumas notas do aluno;</text:p>
        </text:list-item>
        <text:list-item>
          <text:p text:style-name="P207">Verificar se o aluno em questão recebeu as informações sobre alteração de nota / freqüência.</text:p>
        </text:list-item>
      </text:list>
      <text:list text:style-name="L1" text:continue-numbering="true">
        <text:list-item>
          <text:list text:continue-numbering="true">
            <text:list-item>
              <text:list text:continue-numbering="true">
                <text:list-item>
                  <text:h text:style-name="P258" text:outline-level="3">Registrar interesse em participar de uma ou mais turmas previstas</text:h>
                </text:list-item>
              </text:list>
            </text:list-item>
          </text:list>
        </text:list-item>
      </text:list>
      <text:list text:style-name="L5">
        <text:list-item>
          <text:p text:style-name="P243">Selecionar no menu lateral a opção “Pré-Matricula”;</text:p>
        </text:list-item>
        <text:list-item>
          <text:p text:style-name="P212">Se a data atual ultrapassar o período estabelecido para a pré-matricula será exibido uma mensagem informado o fim do prazo;</text:p>
        </text:list-item>
        <text:list-item>
          <text:p text:style-name="P212">Se a data atual não ultrapassar o período estabelecido será exibido uma lista de disciplinas e turmas para as quais o aluno poderá optar, será exibido componentes “checkboxes” selecionados previamente;</text:p>
        </text:list-item>
        <text:list-item>
          <text:p text:style-name="P212">Altere as o registro do interesse por disciplinas clicando em outro componente “checkbox” não selecionado;</text:p>
        </text:list-item>
        <text:list-item>
          <text:p text:style-name="P212">Clique no botão “Registrar”, saia do aplicativo em efetue o login novamente;</text:p>
        </text:list-item>
        <text:list-item>
          <text:p text:style-name="P243">Clique no menu na opção “Pré-matricula”, verifique se as disciplinas selecionadas correspondem as previamente selecionadas no item anterior.</text:p>
        </text:list-item>
      </text:list>
      <text:p text:style-name="P6"/>
      <text:p text:style-name="P6"/>
      <text:list text:style-name="L1" text:continue-numbering="true">
        <text:list-item>
          <text:list text:continue-numbering="true">
            <text:list-item>
              <text:h text:style-name="P256" text:outline-level="2">Pacote Docente</text:h>
              <text:list>
                <text:list-item>
                  <text:h text:style-name="P262" text:outline-level="3">Selecionar o curso (tela inicial do Docente)</text:h>
                </text:list-item>
              </text:list>
            </text:list-item>
          </text:list>
        </text:list-item>
      </text:list>
      <text:list text:style-name="L6">
        <text:list-item>
          <text:p text:style-name="P31">Clicar no combo onde diz “Selecione o Curso” e selecionar uma das opções;</text:p>
        </text:list-item>
        <text:list-item>
          <text:p text:style-name="P31">Clicar <text:span text:style-name="T14">no botão </text:span>“Confirma”;</text:p>
        </text:list-item>
        <text:list-item>
          <text:p text:style-name="P31">Verificar na tela de apresentação se este realmente foi o curso selecionado.</text:p>
        </text:list-item>
      </text:list>
      <text:list text:style-name="L1" text:continue-numbering="true">
        <text:list-item>
          <text:list text:continue-numbering="true">
            <text:list-item>
              <text:list text:continue-numbering="true">
                <text:list-item>
                  <text:h text:style-name="P262" text:outline-level="3">Cadastrar notas e freqüências </text:h>
                </text:list-item>
              </text:list>
            </text:list-item>
          </text:list>
        </text:list-item>
      </text:list>
      <text:list text:style-name="L7">
        <text:list-item>
          <text:p text:style-name="P34">Clicar no menu principal em “Notas e Freqüências”;</text:p>
        </text:list-item>
        <text:list-item>
          <text:p text:style-name="P34">Clicar no combo onde diz “Escolha uma turma” e selecionar uma turma;</text:p>
        </text:list-item>
        <text:list-item>
          <text:p text:style-name="P34">Clicar <text:span text:style-name="T14">no botão </text:span>“OK”;</text:p>
        </text:list-item>
        <text:list-item>
          <text:p text:style-name="P34">Para um determinado aluno X (à sua escolha) digitar as notas e a freqüência;</text:p>
        </text:list-item>
        <text:list-item>
          <text:p text:style-name="P34">Clicar <text:span text:style-name="T14">no botão </text:span>“Atualizar”;</text:p>
        </text:list-item>
        <text:list-item>
          <text:p text:style-name="P34">Saia do sistema e entrar com um usuário com o perfil de Aluno que participa da disciplina / turma em questão;</text:p>
        </text:list-item>
        <text:list-item>
          <text:p text:style-name="P34">No combo “Selecione o curso”, selecionar o curso em questão;</text:p>
        </text:list-item>
        <text:list-item>
          <text:p text:style-name="P34">Clicar no botão “Confirma”;</text:p>
        </text:list-item>
        <text:list-item>
          <text:p text:style-name="P34">Clicar no menu principal em “Histórico Acadêmico”;</text:p>
        </text:list-item>
        <text:list-item>
          <text:p text:style-name="P34">Em “Turma:”, selecionar a turma em questão no combo conforme a turma do item (b);</text:p>
        </text:list-item>
        <text:list-item>
          <text:p text:style-name="P34">Clicar no botão “OK”;</text:p>
        </text:list-item>
        <text:list-item>
          <text:p text:style-name="P34">Verificar se as notas e freqüências são as iguais às digitadas no item (d).</text:p>
        </text:list-item>
      </text:list>
      <text:list text:style-name="L1" text:continue-numbering="true">
        <text:list-item>
          <text:list text:continue-numbering="true">
            <text:list-item>
              <text:list text:continue-numbering="true">
                <text:list-item>
                  <text:h text:style-name="P262" text:outline-level="3">Definir expressão de NF c/ média simples</text:h>
                </text:list-item>
              </text:list>
            </text:list-item>
          </text:list>
        </text:list-item>
      </text:list>
      <text:list text:style-name="L8">
        <text:list-item>
          <text:p text:style-name="P46">Clicar no menu principal em “Definir expressão de NF”;</text:p>
        </text:list-item>
        <text:list-item>
          <text:p text:style-name="P46">Em “Turma:” clicar no combo onde diz “Escolha uma turma” e selecionar uma turma;</text:p>
        </text:list-item>
        <text:list-item>
          <text:p text:style-name="P46">Em “Notas:” digitar a quantidade de notas desejada;</text:p>
        </text:list-item>
        <text:list-item>
          <text:p text:style-name="P46">Selecionar o checkbox “Média Simples”;</text:p>
        </text:list-item>
        <text:list-item>
          <text:p text:style-name="P46">Clicar no botão “Salvar”;</text:p>
        </text:list-item>
        <text:list-item>
          <text:p text:style-name="P46">Executar os itens (a) ao (e) do teste de aceitação 2.2.2 considerando a mesma turma do item (b) deste teste de aceitação;</text:p>
        </text:list-item>
        <text:list-item>
          <text:p text:style-name="P46">Clicar <text:span text:style-name="T14">no menu principal em “Notas e Freqüências”;</text:span></text:p>
        </text:list-item>
        <text:list-item>
          <text:p text:style-name="P46">Clicar no combo onde diz “Escolha uma turma” e selecionar a mesma turma selecionada anteriormente;</text:p>
        </text:list-item>
        <text:list-item>
          <text:p text:style-name="P46">Clicar no botão “OK”;</text:p>
        </text:list-item>
        <text:list-item>
          <text:p text:style-name="P46">Verificar a NF (Nota Final) do aluno do item (f) baseado na média aqui estabelecida.</text:p>
        </text:list-item>
      </text:list>
      <text:list text:style-name="L1" text:continue-numbering="true">
        <text:list-item>
          <text:list text:continue-numbering="true">
            <text:list-item>
              <text:list text:continue-numbering="true">
                <text:list-item>
                  <text:h text:style-name="P262" text:outline-level="3">Definir expressão de NF c/ expressão</text:h>
                </text:list-item>
              </text:list>
            </text:list-item>
          </text:list>
        </text:list-item>
      </text:list>
      <text:list text:style-name="L8">
        <text:list-item text:start-value="1">
          <text:p text:style-name="P46">Clicar no menu principal em “Definir expressão de NF”;</text:p>
        </text:list-item>
        <text:list-item>
          <text:p text:style-name="P46">Em “Turma:” clicar no combo onde diz “Escolha uma turma” e selecionar uma turma;</text:p>
        </text:list-item>
        <text:list-item>
          <text:p text:style-name="P46">Em “Notas:” digitar a quantidade de notas desejada;</text:p>
        </text:list-item>
        <text:list-item>
          <text:p text:style-name="P46">Selecionar o checkbox “Expressão”;</text:p>
        </text:list-item>
        <text:list-item>
          <text:p text:style-name="P46">Digitar uma expressão válida no campo de texto;</text:p>
        </text:list-item>
        <text:list-item>
          <text:p text:style-name="P46">Clicar no botão “Salvar”;</text:p>
        </text:list-item>
        <text:list-item>
          <text:p text:style-name="P46">Executar os itens (a) ao (e) do teste de aceitação 2.2.2 considerando a mesma turma do item (b) deste teste de aceitação;</text:p>
        </text:list-item>
        <text:list-item>
          <text:p text:style-name="P46">Clicar <text:span text:style-name="T14">no menu principal em “Notas e Freqüências”;</text:span></text:p>
        </text:list-item>
        <text:list-item>
          <text:p text:style-name="P46">Clicar no combo onde diz “Escolha uma turma” e selecionar a mesma turma selecionada anteriormente;</text:p>
        </text:list-item>
        <text:list-item>
          <text:p text:style-name="P46">Clicar no botão “OK”;</text:p>
        </text:list-item>
        <text:list-item>
          <text:p text:style-name="P46">Verificar a NF (Nota Final) do aluno do item (f) baseado na média aqui estabelecida.</text:p>
        </text:list-item>
      </text:list>
      <text:list text:style-name="L1" text:continue-numbering="true">
        <text:list-item>
          <text:list text:continue-numbering="true">
            <text:list-item>
              <text:list text:continue-numbering="true">
                <text:list-item>
                  <text:h text:style-name="P262" text:outline-level="3">Editar expressão de NF</text:h>
                </text:list-item>
              </text:list>
            </text:list-item>
          </text:list>
        </text:list-item>
      </text:list>
      <text:list text:style-name="L9">
        <text:list-item text:start-value="1">
          <text:p text:style-name="P67">Clicar no menu principal em “Definir expressão de NF”;</text:p>
        </text:list-item>
        <text:list-item>
          <text:p text:style-name="P67">Na tabela exibida na parte inferior direita da tela, selecionar uma expressão a qual deseja editar e clicar no link “Editar”;</text:p>
        </text:list-item>
        <text:list-item>
          <text:p text:style-name="P67">Editar as informações de forma a alterá-las por dados válidos;</text:p>
        </text:list-item>
        <text:list-item>
          <text:p text:style-name="P67">Clicar no botão “Salvar”;</text:p>
        </text:list-item>
        <text:list-item>
          <text:p text:style-name="P67">Executar os itens (a) ao (e) do teste de aceitação 2.2.2 considerando a mesma turma do item (b) deste teste de aceitação;</text:p>
        </text:list-item>
        <text:list-item>
          <text:p text:style-name="P67">Clicar <text:span text:style-name="T14">no menu principal em “Notas e Freqüências”;</text:span></text:p>
        </text:list-item>
        <text:list-item>
          <text:p text:style-name="P67">Clicar no combo onde diz “Escolha uma turma” e selecionar a mesma turma selecionada anteriormente;</text:p>
        </text:list-item>
        <text:list-item>
          <text:p text:style-name="P67">Clicar no botão “OK”;</text:p>
        </text:list-item>
        <text:list-item>
          <text:p text:style-name="P67">Verificar a NF (Nota Final) do aluno do item (f) baseado na média aqui estabelecida.</text:p>
        </text:list-item>
      </text:list>
      <text:list text:style-name="L1" text:continue-numbering="true">
        <text:list-item>
          <text:list text:continue-numbering="true">
            <text:list-item>
              <text:list text:continue-numbering="true">
                <text:list-item>
                  <text:h text:style-name="P262" text:outline-level="3">Excluir expressão de NF</text:h>
                </text:list-item>
              </text:list>
            </text:list-item>
          </text:list>
        </text:list-item>
      </text:list>
      <text:list text:style-name="L10">
        <text:list-item text:start-value="1">
          <text:p text:style-name="P76">Clicar no menu principal em “Definir expressão de NF”;</text:p>
        </text:list-item>
        <text:list-item>
          <text:p text:style-name="P76">Na tabela exibida na parte inferior direita da tela, selecionar uma expressão a qual deseja excluir e clicar no link “Excluir”;</text:p>
        </text:list-item>
        <text:list-item>
          <text:p text:style-name="P76">Clicar <text:span text:style-name="T14">no menu principal em “Notas e Freqüências”;</text:span></text:p>
        </text:list-item>
        <text:list-item>
          <text:p text:style-name="P76">Clicar no combo onde diz “Escolha uma turma” e selecionar a mesma turma onde foi excluída a expressão no item (b);</text:p>
        </text:list-item>
        <text:list-item>
          <text:p text:style-name="P76">Clicar no botão “OK”;</text:p>
        </text:list-item>
        <text:list-item>
          <text:p text:style-name="P76">Verificar se a mensagem exibida é “Expressão de Nota Final não definida para esta turma”.</text:p>
        </text:list-item>
      </text:list>
      <text:list text:style-name="L1" text:continue-numbering="true">
        <text:list-item>
          <text:list text:continue-numbering="true">
            <text:list-item>
              <text:list text:continue-numbering="true">
                <text:list-item>
                  <text:h text:style-name="P262" text:outline-level="3">Consultar Desempenho</text:h>
                </text:list-item>
              </text:list>
            </text:list-item>
          </text:list>
        </text:list-item>
      </text:list>
      <text:list text:style-name="L10">
        <text:list-item text:start-value="1">
          <text:p text:style-name="P76">Considerando que já tenha efetuado uma avaliação de docente por um aluno, clicar no menu principal em “Consultar Desempenho”;</text:p>
        </text:list-item>
        <text:list-item>
          <text:p text:style-name="P76">Em “Turma:” Clicar no combo onde diz “Escolha uma turma” e selecionar a turma;</text:p>
        </text:list-item>
        <text:list-item>
          <text:p text:style-name="P216">Verificar se o resultado impresso na tela condiz com a avaliação realizada pelo aluno.</text:p>
        </text:list-item>
      </text:list>
      <text:p text:style-name="P6"/>
      <text:p text:style-name="P6"/>
      <text:list text:style-name="L1" text:continue-numbering="true">
        <text:list-item>
          <text:list text:continue-numbering="true">
            <text:list-item>
              <text:h text:style-name="P257" text:outline-level="2">Pacote Secretário</text:h>
              <text:list>
                <text:list-item>
                  <text:h text:style-name="P262" text:outline-level="3">Cadastrar modelo de avaliação</text:h>
                </text:list-item>
              </text:list>
            </text:list-item>
          </text:list>
        </text:list-item>
      </text:list>
      <text:list text:style-name="L11">
        <text:list-item>
          <text:p text:style-name="P84">Clicar no menu principal em “Modelo de Avaliação”;</text:p>
        </text:list-item>
        <text:list-item>
          <text:p text:style-name="P84">Selecionar em “Questão:” a opção “Objetiva”;</text:p>
        </text:list-item>
        <text:list-item>
          <text:p text:style-name="P84">Digitar a questão no campo de texto;</text:p>
        </text:list-item>
        <text:list-item>
          <text:p text:style-name="P84">Clicar no botão “Inserir”;</text:p>
        </text:list-item>
        <text:list-item>
          <text:p text:style-name="P84">Selecionar em “Questão:” a opção “Subjetiva”;</text:p>
        </text:list-item>
        <text:list-item>
          <text:p text:style-name="P84">Digitar a questão no campo de texto;</text:p>
        </text:list-item>
        <text:list-item>
          <text:p text:style-name="P84">Clicar no botão “Inserir”;</text:p>
        </text:list-item>
        <text:list-item>
          <text:p text:style-name="P84">Sair do sistema e entrar com um usuário com o perfil de Aluno;</text:p>
        </text:list-item>
        <text:list-item>
          <text:p text:style-name="P84">Clicar no menu principal em “Avaliação de Docentes”;</text:p>
        </text:list-item>
        <text:list-item>
          <text:p text:style-name="P84">Selecionar um Docente para avaliação e clicar na respectiva turma;</text:p>
        </text:list-item>
        <text:list-item>
          <text:p text:style-name="P84">Veja se o formulário de avaliação bate com o formulário preenchido entre os itens (b) e (g).</text:p>
        </text:list-item>
      </text:list>
      <text:list text:style-name="L1" text:continue-numbering="true">
        <text:list-item>
          <text:list text:continue-numbering="true">
            <text:list-item>
              <text:list text:continue-numbering="true">
                <text:list-item>
                  <text:h text:style-name="P270" text:outline-level="3">Editar questão do modelo de <text:span text:style-name="T15">avaliação</text:span></text:h>
                </text:list-item>
              </text:list>
            </text:list-item>
          </text:list>
        </text:list-item>
      </text:list>
      <text:list text:style-name="L12">
        <text:list-item>
          <text:p text:style-name="P95">Clicar <text:span text:style-name="T14">no menu principal em “Modelo de Avaliação”;</text:span></text:p>
        </text:list-item>
        <text:list-item>
          <text:p text:style-name="P95">Na tabela exibida na parte inferior direita da tela, escolher uma questão para editar e clicar no link “Editar”;</text:p>
        </text:list-item>
        <text:list-item>
          <text:p text:style-name="P95">Editar o texto no campo de texto;</text:p>
        </text:list-item>
        <text:list-item>
          <text:p text:style-name="P95">Clicar no botão “Editar”;</text:p>
        </text:list-item>
        <text:list-item>
          <text:p text:style-name="P95">Sair do sistema e entrar com um usuário com o perfil de Aluno;</text:p>
        </text:list-item>
        <text:list-item>
          <text:p text:style-name="P95">Clicar no menu principal em “Avaliação de Docentes”;</text:p>
        </text:list-item>
        <text:list-item>
          <text:p text:style-name="P95">Selecionar um Docente para avaliação e Clicar na respectiva turma;</text:p>
        </text:list-item>
        <text:list-item>
          <text:p text:style-name="P95">Veja se as alterações realizadas no formulário de avaliação foram aplicadas.</text:p>
        </text:list-item>
      </text:list>
      <text:list text:style-name="L1" text:continue-numbering="true">
        <text:list-item>
          <text:list text:continue-numbering="true">
            <text:list-item>
              <text:list text:continue-numbering="true">
                <text:list-item>
                  <text:h text:style-name="P270" text:outline-level="3">Excluir <text:span text:style-name="T15">questão </text:span>do modelo de avaliação</text:h>
                </text:list-item>
              </text:list>
            </text:list-item>
          </text:list>
        </text:list-item>
      </text:list>
      <text:list text:style-name="L13">
        <text:list-item>
          <text:p text:style-name="P103">Clicar no menu principal em “Modelo de Avaliação”;</text:p>
        </text:list-item>
        <text:list-item>
          <text:p text:style-name="P103">Na tabela exibida na parte inferior direita da tela, escolher uma questão para excluir e clicar no link “Excluir”;</text:p>
        </text:list-item>
        <text:list-item>
          <text:p text:style-name="P103">Sair do sistema e entrar com um usuário com o perfil de Aluno;</text:p>
        </text:list-item>
        <text:list-item>
          <text:p text:style-name="P103">Clicar no menu principal em “Avaliação de Docentes”;</text:p>
        </text:list-item>
        <text:list-item>
          <text:p text:style-name="P103">Selecionar um Docente para avaliação e Clicar na respectiva turma;</text:p>
        </text:list-item>
        <text:list-item>
          <text:p text:style-name="P103">Veja se a questão excluída do formulário de avaliação realmente desapareceu.</text:p>
        </text:list-item>
      </text:list>
      <text:list text:style-name="L1" text:continue-numbering="true">
        <text:list-item>
          <text:list text:continue-numbering="true">
            <text:list-item>
              <text:list text:continue-numbering="true">
                <text:list-item>
                  <text:h text:style-name="P270" text:outline-level="3"><text:span text:style-name="T15">Cadastrar </text:span>Usuário</text:h>
                </text:list-item>
              </text:list>
            </text:list-item>
          </text:list>
        </text:list-item>
      </text:list>
      <text:list text:style-name="L14">
        <text:list-item>
          <text:p text:style-name="P109">Clicar no menu principal em “Cadastrar Usuário”;</text:p>
        </text:list-item>
        <text:list-item>
          <text:p text:style-name="P109">No item “Tipo de Usuário:” selecionar o tipo do usuário em questão (Aluno, Docente ou Secretário);</text:p>
        </text:list-item>
        <text:list-item>
          <text:p text:style-name="P109">No item “Usuário:” digitar o usuário;</text:p>
        </text:list-item>
        <text:list-item>
          <text:p text:style-name="P109">Ir no item “Nome:” e digitar o nome do usuário;</text:p>
        </text:list-item>
        <text:list-item>
          <text:p text:style-name="P109">Em “Validade:” escolher a data em que esse usuário irá expirar;</text:p>
        </text:list-item>
        <text:list-item>
          <text:p text:style-name="P109">Selecionar o item “Sim” em “Disponível:”;</text:p>
        </text:list-item>
        <text:list-item>
          <text:p text:style-name="P109">Clicar no botão “Salvar”;</text:p>
        </text:list-item>
        <text:list-item>
          <text:p text:style-name="P109">Repetir os itens de (a) a (g) de forma a criar todos os tipo de usuários do item (b);</text:p>
        </text:list-item>
        <text:list-item>
          <text:p text:style-name="P109">Sair do sistema e entrar com todos os usuários criados para certificar que o perfil esta correto e que eles estão autenticando corretamente no sistema.</text:p>
        </text:list-item>
      </text:list>
      <text:list text:style-name="L1" text:continue-numbering="true">
        <text:list-item>
          <text:list text:continue-numbering="true">
            <text:list-item>
              <text:list text:continue-numbering="true">
                <text:list-item>
                  <text:h text:style-name="P270" text:outline-level="3"><text:span text:style-name="T15">Cadastrar </text:span>Curso</text:h>
                </text:list-item>
              </text:list>
            </text:list-item>
          </text:list>
        </text:list-item>
      </text:list>
      <text:list text:style-name="L15">
        <text:list-item>
          <text:p text:style-name="P118">Clicar no menu principal em “Cadastrar Curso”;</text:p>
        </text:list-item>
        <text:list-item>
          <text:p text:style-name="P118">No campo de texto “Código do curso:” digitar o código do curso;</text:p>
        </text:list-item>
        <text:list-item>
          <text:p text:style-name="P118">No campo de texto “Nome do curso:” digitar o nome do curso;</text:p>
        </text:list-item>
        <text:list-item>
          <text:p text:style-name="P118">No campo de texto “Carga Horária:” digitar a carga horária;</text:p>
        </text:list-item>
        <text:list-item>
          <text:p text:style-name="P118">Clicar no botão “Inserir”;</text:p>
        </text:list-item>
        <text:list-item>
          <text:p text:style-name="P118">Clicar novamente no menu principal em “Cadastrar Curso”;</text:p>
        </text:list-item>
        <text:list-item>
          <text:p text:style-name="P118">Verificar na tabela na parte inferior direita se o curso foi cadastrado.</text:p>
        </text:list-item>
      </text:list>
      <text:list text:style-name="L1" text:continue-numbering="true">
        <text:list-item>
          <text:list text:continue-numbering="true">
            <text:list-item>
              <text:list text:continue-numbering="true">
                <text:list-item>
                  <text:h text:style-name="P270" text:outline-level="3"><text:span text:style-name="T15">Editar </text:span>Curso</text:h>
                </text:list-item>
              </text:list>
            </text:list-item>
          </text:list>
        </text:list-item>
      </text:list>
      <text:list text:style-name="L16">
        <text:list-item>
          <text:p text:style-name="P125">Clicar no menu principal em “Cadastrar Curso”;</text:p>
        </text:list-item>
        <text:list-item>
          <text:p text:style-name="P125">Clicar no link “Editar” <text:span text:style-name="T14">na tabela na parte inferior direita no respectivo curso que deseja editar.</text:span></text:p>
        </text:list-item>
        <text:list-item>
          <text:p text:style-name="P125">No campo de texto “Código do curso:” digitar o código do curso;</text:p>
        </text:list-item>
        <text:list-item>
          <text:p text:style-name="P125">No campo de texto “Nome do curso:” digitar o nome do curso;</text:p>
        </text:list-item>
        <text:list-item>
          <text:p text:style-name="P125">No campo de texto “Carga Horária:” digitar a carga horária;</text:p>
        </text:list-item>
        <text:list-item>
          <text:p text:style-name="P125">Clicar no botão “Editar”;</text:p>
        </text:list-item>
        <text:list-item>
          <text:p text:style-name="P125">Clicar novamente no menu principal em “Cadastrar Curso”;</text:p>
        </text:list-item>
        <text:list-item>
          <text:p text:style-name="P125">Verificar na tabela na parte inferior direita se o curso foi alterado.</text:p>
        </text:list-item>
      </text:list>
      <text:list text:style-name="L1" text:continue-numbering="true">
        <text:list-item>
          <text:list text:continue-numbering="true">
            <text:list-item>
              <text:list text:continue-numbering="true">
                <text:list-item>
                  <text:h text:style-name="P270" text:outline-level="3"><text:span text:style-name="T15">Excluir </text:span>Curso</text:h>
                </text:list-item>
              </text:list>
            </text:list-item>
          </text:list>
        </text:list-item>
      </text:list>
      <text:list text:style-name="L17">
        <text:list-item>
          <text:p text:style-name="P133">Clicar no menu principal em “Cadastrar Curso”;</text:p>
        </text:list-item>
        <text:list-item>
          <text:p text:style-name="P133">Clicar no link “Excluir” na tabela na parte inferior direita no respectivo curso que deseja excluir.</text:p>
        </text:list-item>
        <text:list-item>
          <text:p text:style-name="P133">Clicar novamente no menu principal em “Cadastrar Curso”;</text:p>
        </text:list-item>
        <text:list-item>
          <text:p text:style-name="P133">Verifique na tabela na parte inferior direita se o curso foi excluído.</text:p>
        </text:list-item>
      </text:list>
      <text:list text:style-name="L1" text:continue-numbering="true">
        <text:list-item>
          <text:list text:continue-numbering="true">
            <text:list-item>
              <text:list text:continue-numbering="true">
                <text:list-item>
                  <text:h text:style-name="P270" text:outline-level="3"><text:span text:style-name="T15">Cadastrar </text:span>Disciplina</text:h>
                </text:list-item>
              </text:list>
            </text:list-item>
          </text:list>
        </text:list-item>
      </text:list>
      <text:list text:style-name="L18">
        <text:list-item>
          <text:p text:style-name="P137">Clicar no menu principal em “Cadastrar Disciplina”;</text:p>
        </text:list-item>
        <text:list-item>
          <text:p text:style-name="P137">No item “Curso:” selecionar um curso no combo “Selecione o curso”;</text:p>
        </text:list-item>
        <text:list-item>
          <text:p text:style-name="P137">Em “Código:” no campo de texto digitar o código da disciplina;</text:p>
        </text:list-item>
        <text:list-item>
          <text:p text:style-name="P137">Em “Nome:” no campo de texto digitar o nome da disciplina;</text:p>
        </text:list-item>
        <text:list-item>
          <text:p text:style-name="P137">Em “Carga Horária:” no campo de texto digitar a carga horária da disciplina;</text:p>
        </text:list-item>
        <text:list-item>
          <text:p text:style-name="P137">Em “Ementa:” no campo de texto digitar a ementa da disciplina;</text:p>
        </text:list-item>
        <text:list-item>
          <text:p text:style-name="P137">Clicar no botão “Inserir”;</text:p>
        </text:list-item>
        <text:list-item>
          <text:p text:style-name="P137">Clicar novamente no menu principal em “Cadastrar Disciplina”;</text:p>
        </text:list-item>
        <text:list-item>
          <text:p text:style-name="P137">Verificar na tabela na parte inferior direita se a disciplina foi realmente cadastrada.</text:p>
        </text:list-item>
      </text:list>
      <text:list text:style-name="L1" text:continue-numbering="true">
        <text:list-item>
          <text:list text:continue-numbering="true">
            <text:list-item>
              <text:list text:continue-numbering="true">
                <text:list-item>
                  <text:h text:style-name="P270" text:outline-level="3"><text:span text:style-name="T15">Editar </text:span>Disciplina</text:h>
                </text:list-item>
              </text:list>
            </text:list-item>
          </text:list>
        </text:list-item>
      </text:list>
      <text:list text:style-name="L19">
        <text:list-item>
          <text:p text:style-name="P146">Clicar no menu principal em “Cadastrar Disciplina”;</text:p>
        </text:list-item>
        <text:list-item>
          <text:p text:style-name="P146">Clicar no link “Editar” na tabela na parte inferior direita na respectiva disciplina que deseja editar.</text:p>
        </text:list-item>
        <text:list-item>
          <text:p text:style-name="P146">No item “Curso:” selecionar um curso no combo “Selecione o curso”;</text:p>
        </text:list-item>
        <text:list-item>
          <text:p text:style-name="P146">Em “Código:” no campo de texto digitar o código da disciplina;</text:p>
        </text:list-item>
        <text:list-item>
          <text:p text:style-name="P146">Em “Nome:” no campo de texto digitar o nome da disciplina;</text:p>
        </text:list-item>
        <text:list-item>
          <text:p text:style-name="P146">Em “Carga Horária:” no campo de texto digitar a carga horária da disciplina;</text:p>
        </text:list-item>
        <text:list-item>
          <text:p text:style-name="P146">Em “Ementa:” no campo de texto digitar a ementa da disciplina;</text:p>
        </text:list-item>
        <text:list-item>
          <text:p text:style-name="P146">Clicar no botão “Editar”;</text:p>
        </text:list-item>
        <text:list-item>
          <text:p text:style-name="P146">Clicar novamente no menu principal em “Cadastrar Disciplina”;</text:p>
        </text:list-item>
        <text:list-item>
          <text:p text:style-name="P146">Verifique na tabela na parte inferior direita se a disciplina foi realmente editada.</text:p>
        </text:list-item>
      </text:list>
      <text:list text:style-name="L1" text:continue-numbering="true">
        <text:list-item>
          <text:list text:continue-numbering="true">
            <text:list-item>
              <text:list text:continue-numbering="true">
                <text:list-item>
                  <text:h text:style-name="P270" text:outline-level="3"><text:s/><text:span text:style-name="T15">Excluir </text:span>Disciplina</text:h>
                </text:list-item>
              </text:list>
            </text:list-item>
          </text:list>
        </text:list-item>
      </text:list>
      <text:list text:style-name="L20">
        <text:list-item>
          <text:p text:style-name="P156">Clicar no menu principal em “Cadastrar Disciplina”;</text:p>
        </text:list-item>
        <text:list-item>
          <text:p text:style-name="P156">Clicar no link “Excluir” na tabela na parte inferior direita na respectiva disciplina que deseja excluir.</text:p>
        </text:list-item>
        <text:list-item>
          <text:p text:style-name="P156">Clicar novamente no menu principal em “Cadastrar Disciplina”;</text:p>
        </text:list-item>
        <text:list-item>
          <text:p text:style-name="P156">Verificar na tabela na parte inferior direita se a disciplina foi excluída.</text:p>
        </text:list-item>
      </text:list>
      <text:list text:style-name="L1" text:continue-numbering="true">
        <text:list-item>
          <text:list text:continue-numbering="true">
            <text:list-item>
              <text:list text:continue-numbering="true">
                <text:list-item>
                  <text:h text:style-name="P270" text:outline-level="3"><text:s/><text:span text:style-name="T15">Cadastrar </text:span>Turma</text:h>
                </text:list-item>
              </text:list>
            </text:list-item>
          </text:list>
        </text:list-item>
      </text:list>
      <text:list text:style-name="L21">
        <text:list-item>
          <text:p text:style-name="P160">Clicar no menu principal em “Criar Turma”;</text:p>
        </text:list-item>
        <text:list-item>
          <text:p text:style-name="P160">No item “Código:” digitar na caixa de texto o código da turma;</text:p>
        </text:list-item>
        <text:list-item>
          <text:p text:style-name="P160">Em “Curso” selecionar no combo um curso;</text:p>
        </text:list-item>
        <text:list-item>
          <text:p text:style-name="P160">No item “Disciplina:” clicar na lupa e selecionar uma disciplina;</text:p>
        </text:list-item>
        <text:list-item>
          <text:p text:style-name="P160">No item “Docente:” clicar na lupa e selecionar um docente;</text:p>
        </text:list-item>
        <text:list-item>
          <text:p text:style-name="P160">Em “Pré-Matrícula:” selecionar a opção “Sim”;</text:p>
        </text:list-item>
        <text:list-item>
          <text:p text:style-name="P160">Clicar no botão “Salvar”;</text:p>
        </text:list-item>
        <text:list-item>
          <text:p text:style-name="P160">Clicar novamente no menu principal em “Criar Turma”;</text:p>
        </text:list-item>
        <text:list-item>
          <text:p text:style-name="P160">Verificar se na tabela no lado inferior esquerdo da tela se a turma criada esta de acordo com os dados cadastrados.</text:p>
        </text:list-item>
      </text:list>
      <text:list text:style-name="L1" text:continue-numbering="true">
        <text:list-item>
          <text:list text:continue-numbering="true">
            <text:list-item>
              <text:list text:continue-numbering="true">
                <text:list-item>
                  <text:h text:style-name="P270" text:outline-level="3"><text:s/><text:span text:style-name="T15">Efetivar </text:span>Pré-Matrícula</text:h>
                </text:list-item>
              </text:list>
            </text:list-item>
          </text:list>
        </text:list-item>
      </text:list>
      <text:list text:style-name="L22">
        <text:list-item>
          <text:p text:style-name="P169">Clicar no menu principal em “Efetivar Pré-Matrícula”;</text:p>
        </text:list-item>
        <text:list-item>
          <text:p text:style-name="P169">No combo “Curso:” selecionar um curso;</text:p>
        </text:list-item>
        <text:list-item>
          <text:p text:style-name="P169">Clicar em “OK”;</text:p>
        </text:list-item>
        <text:list-item>
          <text:p text:style-name="P169">Na tabela exibida na parte inferior esquerda da tela, marcar o checkbox “Efetivar” da turma / disciplina a qual deseja efetivar pré-matricula;</text:p>
        </text:list-item>
        <text:list-item>
          <text:p text:style-name="P169">Clicar no link “Ver” para conferir se os alunos que efetivaram a Pré-Matrícula estão corretos;</text:p>
        </text:list-item>
        <text:list-item>
          <text:p text:style-name="P169">Clicar no botão “Atualizar”;</text:p>
        </text:list-item>
        <text:list-item>
          <text:p text:style-name="P169">Entrar no sistema com um usuário que tenha o perfil de Aluno e verificar se a pré-matricula realmente foi efetivada.</text:p>
        </text:list-item>
      </text:list>
      <text:list text:style-name="L1" text:continue-numbering="true">
        <text:list-item>
          <text:list text:continue-numbering="true">
            <text:list-item>
              <text:list text:continue-numbering="true">
                <text:list-item>
                  <text:h text:style-name="P270" text:outline-level="3"><text:s/><text:span text:style-name="T15">Matricular </text:span>em Curso</text:h>
                </text:list-item>
              </text:list>
            </text:list-item>
          </text:list>
        </text:list-item>
      </text:list>
      <text:list text:style-name="L23">
        <text:list-item>
          <text:p text:style-name="P176">Clicar no menu principal em “Matricular em Curso”;</text:p>
        </text:list-item>
        <text:list-item>
          <text:p text:style-name="P176">No combo “Curso:” selecionar um curso;</text:p>
        </text:list-item>
        <text:list-item>
          <text:p text:style-name="P176">Em “Nome:” clique na lupa e selecionar um aluno;</text:p>
        </text:list-item>
        <text:list-item>
          <text:p text:style-name="P176">Clicar no botão “Matricular”;</text:p>
        </text:list-item>
      </text:list>
      <text:list text:style-name="L22" text:continue-numbering="true">
        <text:list-item>
          <text:p text:style-name="P217">Entrar no sistema com um usuário que tenha o perfil de Aluno e verificar se o curso matriculado esta disponível.</text:p>
        </text:list-item>
      </text:list>
      <text:list text:style-name="L1" text:continue-numbering="true">
        <text:list-item>
          <text:list text:continue-numbering="true">
            <text:list-item>
              <text:list text:continue-numbering="true">
                <text:list-item>
                  <text:h text:style-name="P270" text:outline-level="3"><text:s/>Cadastrar Pessoa Fisica (PF)</text:h>
                </text:list-item>
              </text:list>
            </text:list-item>
          </text:list>
        </text:list-item>
      </text:list>
      <text:list text:style-name="L26">
        <text:list-item>
          <text:p text:style-name="P180">Clicar no menu principal em “Cadastrar PF/PJ”;</text:p>
        </text:list-item>
        <text:list-item>
          <text:p text:style-name="P180">No combo “Tipo de Pessoa:” selecionar “Pessoa Física”;</text:p>
        </text:list-item>
        <text:list-item>
          <text:p text:style-name="P180">Clicar no botão “Cadastrar”;</text:p>
        </text:list-item>
        <text:list-item>
          <text:p text:style-name="P218">Digitar os dados referentes a todos os campos;</text:p>
        </text:list-item>
        <text:list-item>
          <text:p text:style-name="P218">Clicar no botão “Salvar”;</text:p>
        </text:list-item>
        <text:list-item>
          <text:p text:style-name="P218">Verificar se a PF foi cadastrada clicando em “Cadastrar Usuário” e no campo de “Nome:” buscando essa pessoa;</text:p>
        </text:list-item>
        <text:list-item>
          <text:p text:style-name="P218">Clicar novamente no menu principal em “Cadastrar PF/PJ”;</text:p>
        </text:list-item>
        <text:list-item>
          <text:p text:style-name="P218">No combo “Tipo de Pessoa:” selecionar “Pessoa Física”;</text:p>
        </text:list-item>
        <text:list-item>
          <text:p text:style-name="P218">Digitar novamente os dados, digitando novamente o mesmo CPF usado no item (d);</text:p>
        </text:list-item>
        <text:list-item>
          <text:p text:style-name="P218">Clicar no botão “Salvar”;</text:p>
        </text:list-item>
        <text:list-item>
          <text:p text:style-name="P218">O sistema deverá apresentar uma mensagem que já existe uma pessoa cadastrada com esse CPF.</text:p>
        </text:list-item>
      </text:list>
      <text:list text:style-name="L1" text:continue-numbering="true">
        <text:list-item>
          <text:list text:continue-numbering="true">
            <text:list-item>
              <text:list text:continue-numbering="true">
                <text:list-item>
                  <text:h text:style-name="P270" text:outline-level="3"><text:s/>Editar Pessoa Fisica (PF)</text:h>
                </text:list-item>
              </text:list>
            </text:list-item>
          </text:list>
        </text:list-item>
      </text:list>
      <text:list text:style-name="L28">
        <text:list-item>
          <text:p text:style-name="P182">Clicar no menu principal em “Cadastrar PF/PJ”;</text:p>
        </text:list-item>
        <text:list-item>
          <text:p text:style-name="P182">No combo “Tipo de Pessoa:” selecionar “Pessoa Física”;</text:p>
        </text:list-item>
        <text:list-item>
          <text:p text:style-name="P182"><text:span text:style-name="T14">Clicar no botão “Cadastrar”;</text:span></text:p>
        </text:list-item>
        <text:list-item>
          <text:p text:style-name="P182">No campo “Nome:” clicar na lupa de busca e buscar a pessoa que deseja editar;</text:p>
        </text:list-item>
        <text:list-item>
          <text:p text:style-name="P226">Editar os dados referentes a todos os campos;</text:p>
        </text:list-item>
        <text:list-item>
          <text:p text:style-name="P226">Clicar no botão “Salvar”;</text:p>
        </text:list-item>
        <text:list-item>
          <text:p text:style-name="P226">Verificar se a PF foi editada clicando em “Cadastrar Usuário” e no campo de “Nome:” buscando essa pessoa.</text:p>
        </text:list-item>
      </text:list>
      <text:list text:style-name="L1" text:continue-numbering="true">
        <text:list-item>
          <text:list text:continue-numbering="true">
            <text:list-item>
              <text:list text:continue-numbering="true">
                <text:list-item>
                  <text:h text:style-name="P270" text:outline-level="3"><text:s/>Remover Pessoa Fisica (PF)</text:h>
                </text:list-item>
              </text:list>
            </text:list-item>
          </text:list>
        </text:list-item>
      </text:list>
      <text:list text:style-name="L29">
        <text:list-item>
          <text:p text:style-name="P184">Clicar no menu principal em “Cadastrar PF/PJ”;</text:p>
        </text:list-item>
        <text:list-item>
          <text:p text:style-name="P184">No combo “Tipo de Pessoa:” selecionar “Pessoa Física”;</text:p>
        </text:list-item>
        <text:list-item>
          <text:p text:style-name="P184"><text:span text:style-name="T14">Clicar no botão “Cadastrar”;</text:span></text:p>
        </text:list-item>
        <text:list-item>
          <text:p text:style-name="P184">No campo “Nome:” clicar na lupa de busca e buscar a pessoa que deseja remover;</text:p>
        </text:list-item>
        <text:list-item>
          <text:p text:style-name="P229">Clicar no botão “Remover”;</text:p>
        </text:list-item>
        <text:list-item>
          <text:p text:style-name="P229">Verificar se a PF foi removida clicando em “Cadastrar Usuário” e no campo de “Nome:” buscando essa pessoa.</text:p>
        </text:list-item>
      </text:list>
      <text:list text:style-name="L1" text:continue-numbering="true">
        <text:list-item>
          <text:list text:continue-numbering="true">
            <text:list-item>
              <text:list text:continue-numbering="true">
                <text:list-item>
                  <text:h text:style-name="P270" text:outline-level="3"><text:s/>Cadastrar Pessoa Jurídica (PJ)</text:h>
                </text:list-item>
              </text:list>
            </text:list-item>
          </text:list>
        </text:list-item>
      </text:list>
      <text:list text:style-name="L30">
        <text:list-item>
          <text:p text:style-name="P186">Clicar no menu principal em “Cadastrar PF/PJ”;</text:p>
        </text:list-item>
        <text:list-item>
          <text:p text:style-name="P186">No combo “Tipo de Pessoa:” selecionar “Pessoa Jurídica”;</text:p>
        </text:list-item>
        <text:list-item>
          <text:p text:style-name="P231">Digitar os dados referentes a todos os campos;</text:p>
        </text:list-item>
        <text:list-item>
          <text:p text:style-name="P231">Clicar no botão “Salvar”;</text:p>
        </text:list-item>
        <text:list-item>
          <text:p text:style-name="P231">Clicar novamente no menu principal em “Cadastrar PF/PJ”;</text:p>
        </text:list-item>
        <text:list-item>
          <text:p text:style-name="P231">No combo “Tipo de Pessoa:” selecionar “Pessoa Jurídica”;</text:p>
        </text:list-item>
        <text:list-item>
          <text:p text:style-name="P231">Digitar novamente os dados, digitando novamente o mesmo CNPJ usado no item (d);</text:p>
        </text:list-item>
        <text:list-item>
          <text:p text:style-name="P231">Clicar no botão “Salvar”;</text:p>
        </text:list-item>
        <text:list-item>
          <text:p text:style-name="P231">O sistema deverá apresentar uma mensagem que já existe uma pessoa cadastrada com esse CNPJ.</text:p>
        </text:list-item>
      </text:list>
      <text:list text:style-name="L1" text:continue-numbering="true">
        <text:list-item>
          <text:list text:continue-numbering="true">
            <text:list-item>
              <text:list text:continue-numbering="true">
                <text:list-item>
                  <text:h text:style-name="P270" text:outline-level="3"><text:s/>Editar Pessoa Jurídica (PJ)</text:h>
                </text:list-item>
              </text:list>
            </text:list-item>
          </text:list>
        </text:list-item>
      </text:list>
      <text:list text:style-name="L31">
        <text:list-item>
          <text:p text:style-name="P193">Clicar no menu principal em “Cadastrar PF/PJ”;</text:p>
        </text:list-item>
        <text:list-item>
          <text:p text:style-name="P193">No combo “Tipo de Pessoa:” selecionar “Pessoa Jurídica”;</text:p>
        </text:list-item>
        <text:list-item>
          <text:p text:style-name="P193"><text:span text:style-name="T14">Clicar no botão “Cadastrar”;</text:span></text:p>
        </text:list-item>
        <text:list-item>
          <text:p text:style-name="P193">No campo “Nome:” clicar na lupa de busca e buscar a pessoa que deseja editar;</text:p>
        </text:list-item>
        <text:list-item>
          <text:p text:style-name="P238">Editar os dados referentes a todos os campos;</text:p>
        </text:list-item>
        <text:list-item>
          <text:p text:style-name="P238">Clicar no botão “Salvar”.</text:p>
        </text:list-item>
      </text:list>
      <text:list text:style-name="L1" text:continue-numbering="true">
        <text:list-item>
          <text:list text:continue-numbering="true">
            <text:list-item>
              <text:list text:continue-numbering="true">
                <text:list-item>
                  <text:h text:style-name="P270" text:outline-level="3"><text:s/>Remover Pessoa Jurídica (PJ)</text:h>
                </text:list-item>
              </text:list>
            </text:list-item>
          </text:list>
        </text:list-item>
      </text:list>
      <text:list text:style-name="L32">
        <text:list-item>
          <text:p text:style-name="P197">Clicar no menu principal em “Cadastrar PF/PJ”;</text:p>
        </text:list-item>
        <text:list-item>
          <text:p text:style-name="P197">No combo “Tipo de Pessoa:” selecionar “Pessoa Jurídica”;</text:p>
        </text:list-item>
        <text:list-item>
          <text:p text:style-name="P197"><text:span text:style-name="T14">Clicar no botão “Cadastrar”;</text:span></text:p>
        </text:list-item>
        <text:list-item>
          <text:p text:style-name="P197">No campo “Nome:” clicar na lupa de busca e buscar a pessoa que deseja remover;</text:p>
        </text:list-item>
        <text:list-item>
          <text:p text:style-name="P240">Clicar no botão “Remover”.</text:p>
        </text:list-item>
      </text:list>
      <text:p text:style-name="P6"/>
      <text:list text:style-name="L1" text:continue-numbering="true">
        <text:list-item>
          <text:p text:style-name="P251">Teste de Aceitação com Carga no Banco de Dados</text:p>
        </text:list-item>
      </text:list>
      <text:p text:style-name="P245"><text:span text:style-name="T6"><text:tab/>Deverá ser feita uma carga no dados aleatórios no banco de dados onde deverá ser ser cadastrado:</text:span></text:p>
      <text:list text:style-name="L25">
        <text:list-item>
          <text:p text:style-name="P246"><text:span text:style-name="T6">100.000 alunos</text:span></text:p>
        </text:list-item>
        <text:list-item>
          <text:p text:style-name="P246"><text:span text:style-name="T6">10.000 usuários</text:span></text:p>
        </text:list-item>
        <text:list-item>
          <text:p text:style-name="P246"><text:span text:style-name="T6">5.000 docentes</text:span></text:p>
        </text:list-item>
        <text:list-item>
          <text:p text:style-name="P246"><text:span text:style-name="T6">500 cursos</text:span></text:p>
        </text:list-item>
        <text:list-item>
          <text:p text:style-name="P246"><text:span text:style-name="T6">2000 disciplinas</text:span></text:p>
        </text:list-item>
      </text:list>
      <text:p text:style-name="P245"><text:span text:style-name="T6"><text:tab/>Após feita a carga dos dados, todos os testes descritos no item 2 deste documento deverão serem executados novamente para verificar que o sistema continua executando de forma satisfatória e estável.</text:span></text:p>
      <text:list text:style-name="L1" text:continue-numbering="true">
        <text:list-item>
          <text:p text:style-name="P254">Referências</text:p>
        </text:list-item>
      </text:list>
      <table:table table:name="Table2" table:style-name="Table2">
        <table:table-column table:style-name="Table2.A"/>
        <table:table-column table:style-name="Table2.B"/>
        <table:table-row>
          <table:table-cell table:style-name="Table2.A1" office:value-type="string">
            <text:p text:style-name="P23">[1<text:span text:style-name="T12">]</text:span></text:p>
          </table:table-cell>
          <table:table-cell table:style-name="Table2.A1" office:value-type="string">
            <text:p text:style-name="P5">Projeto de interação do projeto Escola <text:span text:style-name="T11">- trunk/interacao</text:span><text:span text:style-name="T13">/*.</text:span></text:p>
          </table:table-cell>
        </table:table-row>
        <table:table-row>
          <table:table-cell table:style-name="Table2.A1" office:value-type="string">
            <text:p text:style-name="P23">[2<text:span text:style-name="T12">]</text:span></text:p>
          </table:table-cell>
          <table:table-cell table:style-name="Table2.A1" office:value-type="string">
            <text:p text:style-name="P4">Declaração de escopo (Escola 1.0) – <text:span text:style-name="T11">escopo-escola-1.0.odt</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6</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6</text:page-number></text:span></text:p>
      </style:footer>
    </style:master-page>
    <style:master-page style:name="Converter_20_4" style:display-name="Converter 4" style:page-layout-name="pm6">
      <style:header>
        <text:p text:style-name="P3">Testes de Aceitação<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Testes de Aceitação - Alun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26/06/2007</text:span><text:span text:style-name="T3"> </text:span></text:p>
            </table:table-cell>
            <table:table-cell table:style-name="Tabela9.A1" office:value-type="string">
              <text:p text:style-name="P5">Revisão 1.0</text:p>
            </table:table-cell>
            <table:table-cell table:style-name="Tabela9.D1" office:value-type="string">
              <text:p text:style-name="P6"><text:span text:style-name="T4">Página </text:span><text:span text:style-name="T5"><text:page-number text:select-page="current">6</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7T16:46:50</dc:date>
    <meta:printed-by>a a</meta:printed-by>
    <meta:print-date>2007-03-07T12:01:56</meta:print-date>
    <meta:keyword>management plans</meta:keyword>
    <meta:keyword>software project management plans</meta:keyword>
    <meta:keyword>IT project management plans</meta:keyword>
    <dc:language>pt-BR</dc:language>
    <meta:editing-cycles>453</meta:editing-cycles>
    <meta:editing-duration>P1DT16H15M23S</meta:editing-duration>
    <meta:user-defined meta:name="Info 1"/>
    <meta:user-defined meta:name="Info 2"/>
    <meta:user-defined meta:name="Info 3"/>
    <meta:user-defined meta:name="Info 4"/>
    <meta:document-statistic meta:table-count="4" meta:image-count="0" meta:object-count="0" meta:page-count="10" meta:paragraph-count="333" meta:word-count="2832" meta:character-count="17244"/>
  </office:meta>
</office:document-meta>
</file>